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076cm"/>
        </style:tab-stops>
      </style:paragraph-properties>
      <style:text-properties fo:font-style="italic" style:text-underline-style="solid" style:text-underline-width="auto" style:text-underline-color="font-color" fo:font-weight="bold" officeooo:rsid="00041a5a" officeooo:paragraph-rsid="00041a5a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06-11-2023</text:p>
      <text:p text:style-name="P1"/>
      <text:p text:style-name="P1">To:</text:p>
      <text:p text:style-name="P1">MVLU college</text:p>
      <text:p text:style-name="P1">Andheri (E)</text:p>
      <text:p text:style-name="P1">Munbai: 400 069.</text:p>
      <text:p text:style-name="P1"/>
      <text:p text:style-name="P1">Subject: To request for extra lectures for upcoming exam.</text:p>
      <text:p text:style-name="P1"/>
      <text:p text:style-name="P1">Dear: Sir / Ma’am,</text:p>
      <text:p text:style-name="P1"/>
      <text:p text:style-name="P1">I’ m an student of Bsc CS studing at your college.</text:p>
      <text:p text:style-name="P1"/>
      <text:p text:style-name="P1">I’m writing this letter as requesting you to keep an extra lectures for upcoming exam.</text:p>
      <text:p text:style-name="P1"/>
      <text:p text:style-name="P1">I’m hoping that you will take my request into considersion.</text:p>
      <text:p text:style-name="P1"/>
      <text:p text:style-name="P1">Yours faithfully</text:p>
      <text:p text:style-name="P1">XYZ</text:p>
      <text:p text:style-name="P1">BSc CS student</text:p>
      <text:p text:style-name="P1">MVLU colle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7:56:19.703000000</meta:creation-date>
    <dc:date>2023-11-06T08:20:41.284000000</dc:date>
    <meta:editing-duration>PT24M23S</meta:editing-duration>
    <meta:editing-cycles>1</meta:editing-cycles>
    <meta:document-statistic meta:table-count="0" meta:image-count="0" meta:object-count="0" meta:page-count="1" meta:paragraph-count="14" meta:word-count="67" meta:character-count="374" meta:non-whitespace-character-count="321"/>
    <meta:generator>LibreOffice/7.6.2.1$Windows_X86_64 LibreOffice_project/56f7684011345957bbf33a7ee678afaf4d2ba333</meta:generator>
  </office:meta>
</office:document-meta>
</file>